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</style:style>
    <style:style style:name="T473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8467904078a</text:p>
        </text:list-item>
        <text:list-item>
          <text:p text:style-name="P307">br2415779434655</text:p>
        </text:list-item>
        <text:list-item>
          <text:p text:style-name="P308">br249884192113z</text:p>
        </text:list-item>
        <text:list-item>
          <text:p text:style-name="P309">br243191959281x</text:p>
        </text:list-item>
        <text:list-item>
          <text:p text:style-name="P310">br247768084077s</text:p>
        </text:list-item>
        <text:list-item>
          <text:p text:style-name="P311">br2462648590695</text:p>
        </text:list-item>
        <text:list-item>
          <text:p text:style-name="P312">br243573425813z</text:p>
        </text:list-item>
        <text:list-item>
          <text:p text:style-name="P313">br2475362290738</text:p>
        </text:list-item>
        <text:list-item>
          <text:p text:style-name="P314">br243262310416o</text:p>
        </text:list-item>
        <text:list-item>
          <text:p text:style-name="P315">br2492438954107</text:p>
        </text:list-item>
        <text:list-item>
          <text:p text:style-name="P316">br242395809680w</text:p>
        </text:list-item>
        <text:list-item>
          <text:p text:style-name="P317">br240583295440q</text:p>
        </text:list-item>
        <text:list-item>
          <text:p text:style-name="P318">BR243783817942M</text:p>
        </text:list-item>
        <text:list-item>
          <text:p text:style-name="P319">BR248920978334U</text:p>
        </text:list-item>
        <text:list-item>
          <text:p text:style-name="P320">BR249416821455O</text:p>
        </text:list-item>
        <text:list-item>
          <text:p text:style-name="P321">BR2494405007834</text:p>
        </text:list-item>
        <text:list-item>
          <text:p text:style-name="P322">BR242849343814P</text:p>
        </text:list-item>
        <text:list-item>
          <text:p text:style-name="P323">BR247367986834R</text:p>
        </text:list-item>
        <text:list-item>
          <text:p text:style-name="P324">BR240716254993S</text:p>
        </text:list-item>
        <text:list-item>
          <text:p text:style-name="P325">BR242204127518L</text:p>
        </text:list-item>
        <text:list-item>
          <text:p text:style-name="P326">BR249997422104W</text:p>
        </text:list-item>
        <text:list-item>
          <text:p text:style-name="P327">BR247811725564I</text:p>
        </text:list-item>
        <text:list-item>
          <text:p text:style-name="P328">BR249135011306B</text:p>
        </text:list-item>
        <text:list-item>
          <text:p text:style-name="P329">BR2482451417880</text:p>
        </text:list-item>
        <text:list-item>
          <text:p text:style-name="P330">BR247463105410W</text:p>
        </text:list-item>
        <text:list-item>
          <text:p text:style-name="P331">BR2482986531495</text:p>
        </text:list-item>
        <text:list-item>
          <text:p text:style-name="P332">BR241012403298K</text:p>
        </text:list-item>
        <text:list-item>
          <text:p text:style-name="P333">BR2463461562959</text:p>
        </text:list-item>
        <text:list-item>
          <text:p text:style-name="P334">BR248625817508U</text:p>
        </text:list-item>
        <text:list-item>
          <text:p text:style-name="P335">BR243582199381C</text:p>
        </text:list-item>
        <text:list-item>
          <text:p text:style-name="P336">BR2442938927856</text:p>
        </text:list-item>
        <text:list-item>
          <text:p text:style-name="P337">BR243718007375J</text:p>
        </text:list-item>
        <text:list-item>
          <text:p text:style-name="P338">BR2431338795663</text:p>
        </text:list-item>
        <text:list-item>
          <text:p text:style-name="P339">BR246254092234F</text:p>
        </text:list-item>
        <text:list-item>
          <text:p text:style-name="P340">BR2490216013707</text:p>
        </text:list-item>
        <text:list-item>
          <text:p text:style-name="P341">BR2444523967734</text:p>
        </text:list-item>
        <text:list-item>
          <text:p text:style-name="P342">BR243934448240I</text:p>
        </text:list-item>
        <text:list-item>
          <text:p text:style-name="P343">BR246955331988H</text:p>
        </text:list-item>
        <text:list-item>
          <text:p text:style-name="P344">BR249756621132I</text:p>
        </text:list-item>
        <text:list-item>
          <text:p text:style-name="P345">BR246764571077P</text:p>
        </text:list-item>
        <text:list-item>
          <text:p text:style-name="P346">BR245631426935N</text:p>
        </text:list-item>
        <text:list-item>
          <text:p text:style-name="P347">BR247013348856O</text:p>
        </text:list-item>
        <text:list-item>
          <text:p text:style-name="P348">BR246049711443K</text:p>
        </text:list-item>
        <text:list-item>
          <text:p text:style-name="P349">BR245946405463A</text:p>
        </text:list-item>
        <text:list-item>
          <text:p text:style-name="P350">BR242589479025S</text:p>
        </text:list-item>
        <text:list-item>
          <text:p text:style-name="P351">BR248814992541O</text:p>
        </text:list-item>
        <text:list-item>
          <text:p text:style-name="P352">BR243585641081I</text:p>
        </text:list-item>
        <text:list-item>
          <text:p text:style-name="P353">BR242739644452V</text:p>
        </text:list-item>
        <text:list-item>
          <text:p text:style-name="P354">BR243219651531Z</text:p>
        </text:list-item>
        <text:list-item>
          <text:p text:style-name="P355">BR240088120227M</text:p>
        </text:list-item>
        <text:list-item>
          <text:p text:style-name="P356">BR246112463868Y</text:p>
        </text:list-item>
        <text:list-item>
          <text:p text:style-name="P357">BR2425422659892</text:p>
        </text:list-item>
        <text:list-item>
          <text:p text:style-name="P358">BR2477497394477</text:p>
        </text:list-item>
        <text:list-item>
          <text:p text:style-name="P359">BR242702070140J</text:p>
        </text:list-item>
        <text:list-item>
          <text:p text:style-name="P360">BR244760189858Z</text:p>
        </text:list-item>
        <text:list-item>
          <text:p text:style-name="P361">BR249387802197X</text:p>
        </text:list-item>
        <text:list-item>
          <text:p text:style-name="P362">BR2489868143426</text:p>
        </text:list-item>
        <text:list-item>
          <text:p text:style-name="P363">BR247616469005V</text:p>
        </text:list-item>
        <text:list-item>
          <text:p text:style-name="P364">BR248485873211X</text:p>
        </text:list-item>
        <text:list-item>
          <text:p text:style-name="P365">BR2431614348871</text:p>
        </text:list-item>
        <text:list-item>
          <text:p text:style-name="P366">BR2442005583703</text:p>
        </text:list-item>
        <text:list-item>
          <text:p text:style-name="P367">BR243686747675U</text:p>
        </text:list-item>
        <text:list-item>
          <text:p text:style-name="P368">BR249729551433X</text:p>
        </text:list-item>
        <text:list-item>
          <text:p text:style-name="P369">BR243900579287V</text:p>
        </text:list-item>
        <text:list-item>
          <text:p text:style-name="P370">BR2463150944197</text:p>
        </text:list-item>
        <text:list-item>
          <text:p text:style-name="P371">BR242430488764R</text:p>
        </text:list-item>
        <text:list-item>
          <text:p text:style-name="P372">BR2464975599946</text:p>
        </text:list-item>
        <text:list-item>
          <text:p text:style-name="P373">BR243632138051W</text:p>
        </text:list-item>
        <text:list-item>
          <text:p text:style-name="P374">BR245776819201Z</text:p>
        </text:list-item>
        <text:list-item>
          <text:p text:style-name="P375">BR2401725690005</text:p>
        </text:list-item>
        <text:list-item>
          <text:p text:style-name="P376">BR2485649724493</text:p>
        </text:list-item>
        <text:list-item>
          <text:p text:style-name="P377">BR242768066969B</text:p>
        </text:list-item>
        <text:list-item>
          <text:p text:style-name="P378">BR244703282766N</text:p>
        </text:list-item>
        <text:list-item>
          <text:p text:style-name="P379">BR2462827599718</text:p>
        </text:list-item>
        <text:list-item>
          <text:p text:style-name="P380">BR242060104851T</text:p>
        </text:list-item>
        <text:list-item>
          <text:p text:style-name="P381">BR240924859799U</text:p>
        </text:list-item>
        <text:list-item>
          <text:p text:style-name="P382">BR247401645620R</text:p>
        </text:list-item>
        <text:list-item>
          <text:p text:style-name="P383">BR245922024536M</text:p>
        </text:list-item>
        <text:list-item>
          <text:p text:style-name="P384">BR243468233277U</text:p>
        </text:list-item>
        <text:list-item>
          <text:p text:style-name="P385">BR248756360349J</text:p>
        </text:list-item>
        <text:list-item>
          <text:p text:style-name="P386">BR248555523346B</text:p>
        </text:list-item>
        <text:list-item>
          <text:p text:style-name="P387">BR2409652403117</text:p>
        </text:list-item>
        <text:list-item>
          <text:p text:style-name="P388">BR247510913335M</text:p>
        </text:list-item>
        <text:list-item>
          <text:p text:style-name="P389">BR242332335755X</text:p>
        </text:list-item>
        <text:list-item>
          <text:p text:style-name="P390">BR246847941228G</text:p>
        </text:list-item>
        <text:list-item>
          <text:p text:style-name="P391">BR2419293209802</text:p>
        </text:list-item>
        <text:list-item>
          <text:p text:style-name="P392">BR249281008320P</text:p>
        </text:list-item>
        <text:list-item>
          <text:p text:style-name="P393">BR245762357242C</text:p>
        </text:list-item>
        <text:list-item>
          <text:p text:style-name="P394">BR240613684358C</text:p>
        </text:list-item>
        <text:list-item>
          <text:p text:style-name="P395">BR244980088494N</text:p>
        </text:list-item>
        <text:list-item>
          <text:p text:style-name="P396">BR242804377729S</text:p>
        </text:list-item>
        <text:list-item>
          <text:p text:style-name="P397">BR2464517965293</text:p>
        </text:list-item>
        <text:list-item>
          <text:p text:style-name="P398">BR247691620105V</text:p>
        </text:list-item>
        <text:list-item>
          <text:p text:style-name="P399">BR247362027801M</text:p>
        </text:list-item>
        <text:list-item>
          <text:p text:style-name="P400">BR245783390336C</text:p>
        </text:list-item>
        <text:list-item>
          <text:p text:style-name="P401">BR2455101986997</text:p>
        </text:list-item>
        <text:list-item>
          <text:p text:style-name="P402">BR245296010074R</text:p>
        </text:list-item>
        <text:list-item>
          <text:p text:style-name="P403">BR2439272247021</text:p>
        </text:list-item>
        <text:list-item>
          <text:p text:style-name="P404">BR2496062476200</text:p>
        </text:list-item>
        <text:list-item>
          <text:p text:style-name="P405">BR246750595993C</text:p>
        </text:list-item>
        <text:list-item>
          <text:p text:style-name="P406">BR245844301463A</text:p>
        </text:list-item>
        <text:list-item>
          <text:p text:style-name="P407">BR241930158224R</text:p>
        </text:list-item>
        <text:list-item>
          <text:p text:style-name="P408">BR249169391866O</text:p>
        </text:list-item>
        <text:list-item>
          <text:p text:style-name="P409">BR242568739238F</text:p>
        </text:list-item>
        <text:list-item>
          <text:p text:style-name="P410">BR2468292746361</text:p>
        </text:list-item>
        <text:list-item>
          <text:p text:style-name="P411">BR249459486300P</text:p>
        </text:list-item>
        <text:list-item>
          <text:p text:style-name="P412">BR243170468061Q</text:p>
        </text:list-item>
        <text:list-item>
          <text:p text:style-name="P413">BR2454119827782</text:p>
        </text:list-item>
        <text:list-item>
          <text:p text:style-name="P414">BR2483790833451</text:p>
        </text:list-item>
        <text:list-item>
          <text:p text:style-name="P415">BR246946218640T</text:p>
        </text:list-item>
        <text:list-item>
          <text:p text:style-name="P416">BR2402345456134</text:p>
        </text:list-item>
        <text:list-item>
          <text:p text:style-name="P417">BR2447110508553</text:p>
        </text:list-item>
        <text:list-item>
          <text:p text:style-name="P418">BR244697224829Y</text:p>
        </text:list-item>
        <text:list-item>
          <text:p text:style-name="P419">BR246352158089O</text:p>
        </text:list-item>
        <text:list-item>
          <text:p text:style-name="P420">BR246301250955A</text:p>
        </text:list-item>
        <text:list-item>
          <text:p text:style-name="P421">BR2450750301095</text:p>
        </text:list-item>
        <text:list-item>
          <text:p text:style-name="P422">BR247718646156H</text:p>
        </text:list-item>
        <text:list-item>
          <text:p text:style-name="P423">BR241597772624W</text:p>
        </text:list-item>
        <text:list-item>
          <text:p text:style-name="P424">BR241861022460U</text:p>
        </text:list-item>
        <text:list-item>
          <text:p text:style-name="P425">BR243610072121H</text:p>
        </text:list-item>
        <text:list-item>
          <text:p text:style-name="P426">BR242167790199Q</text:p>
        </text:list-item>
        <text:list-item>
          <text:p text:style-name="P427">BR2400369893221</text:p>
        </text:list-item>
        <text:list-item>
          <text:p text:style-name="P428">BR242051941010P</text:p>
        </text:list-item>
        <text:list-item>
          <text:p text:style-name="P429">BR2459744913466</text:p>
        </text:list-item>
        <text:list-item>
          <text:p text:style-name="P430">BR2410360550720</text:p>
        </text:list-item>
        <text:list-item>
          <text:p text:style-name="P431">BR245001683215V</text:p>
        </text:list-item>
        <text:list-item>
          <text:p text:style-name="P432">BR2437848879427</text:p>
        </text:list-item>
        <text:list-item>
          <text:p text:style-name="P433">BR247174617611Y</text:p>
        </text:list-item>
        <text:list-item>
          <text:p text:style-name="P434">BR2446455515170</text:p>
        </text:list-item>
        <text:list-item>
          <text:p text:style-name="P435">BR240788758276W</text:p>
        </text:list-item>
        <text:list-item>
          <text:p text:style-name="P436">BR2418644820089</text:p>
        </text:list-item>
        <text:list-item>
          <text:p text:style-name="P437">BR2410246883190</text:p>
        </text:list-item>
        <text:list-item>
          <text:p text:style-name="P438">BR242668301052S</text:p>
        </text:list-item>
        <text:list-item>
          <text:p text:style-name="P439">BR240793465466V</text:p>
        </text:list-item>
        <text:list-item>
          <text:p text:style-name="P440">BR245647962403P</text:p>
        </text:list-item>
        <text:list-item>
          <text:p text:style-name="P441">BR246737547982Q</text:p>
        </text:list-item>
        <text:list-item>
          <text:p text:style-name="P442">BR2436056306600</text:p>
        </text:list-item>
        <text:list-item>
          <text:p text:style-name="P443">BR246703301643L</text:p>
        </text:list-item>
        <text:list-item>
          <text:p text:style-name="P444">BR248158593405P</text:p>
        </text:list-item>
        <text:list-item>
          <text:p text:style-name="P445">BR249605876230R</text:p>
        </text:list-item>
        <text:list-item>
          <text:p text:style-name="P446">BR2444704802595</text:p>
        </text:list-item>
        <text:list-item>
          <text:p text:style-name="P447">BR247833374024H</text:p>
        </text:list-item>
        <text:list-item>
          <text:p text:style-name="P448">BR246163285050B</text:p>
        </text:list-item>
        <text:list-item>
          <text:p text:style-name="P449">BR247309587386G</text:p>
        </text:list-item>
        <text:list-item>
          <text:p text:style-name="P450">BR2467682545789</text:p>
        </text:list-item>
        <text:list-item>
          <text:p text:style-name="P451">BR2430617771998</text:p>
        </text:list-item>
        <text:list-item>
          <text:p text:style-name="P452">BR2478497840599</text:p>
        </text:list-item>
        <text:list-item>
          <text:p text:style-name="P453">BR242047776237T</text:p>
        </text:list-item>
        <text:list-item>
          <text:p text:style-name="P454">BR249778035873G</text:p>
        </text:list-item>
        <text:list-item>
          <text:p text:style-name="P455">BR249285585997V</text:p>
        </text:list-item>
        <text:list-item>
          <text:p text:style-name="P456">BR246179348834B</text:p>
        </text:list-item>
        <text:list-item>
          <text:p text:style-name="P457">BR249335826971O</text:p>
        </text:list-item>
        <text:list-item>
          <text:p text:style-name="P458">BR248319757268N</text:p>
        </text:list-item>
        <text:list-item>
          <text:p text:style-name="P459">BR242304315817Q</text:p>
        </text:list-item>
        <text:list-item>
          <text:p text:style-name="P460">BR246009815834R</text:p>
        </text:list-item>
        <text:list-item>
          <text:p text:style-name="P461">BR245726181851U</text:p>
        </text:list-item>
        <text:list-item>
          <text:p text:style-name="P462">BR247730859037U</text:p>
        </text:list-item>
        <text:list-item>
          <text:p text:style-name="P463">BR2449044499611</text:p>
        </text:list-item>
        <text:list-item>
          <text:p text:style-name="P464">BR2466280765352</text:p>
        </text:list-item>
        <text:list-item>
          <text:p text:style-name="P465">BR249201292830X</text:p>
        </text:list-item>
        <text:list-item>
          <text:p text:style-name="P466">BR244526071252R</text:p>
        </text:list-item>
        <text:list-item>
          <text:p text:style-name="P467">BR242095317686X</text:p>
        </text:list-item>
        <text:list-item>
          <text:p text:style-name="P468">BR244108888986T</text:p>
        </text:list-item>
        <text:list-item>
          <text:p text:style-name="P469">BR249355756693D</text:p>
        </text:list-item>
        <text:list-item>
          <text:p text:style-name="P470">BR241553836121A</text:p>
        </text:list-item>
        <text:list-item>
          <text:p text:style-name="P471">BR249013942493W</text:p>
        </text:list-item>
        <text:list-item>
          <text:p text:style-name="P472"><text:span text:style-name="T473">BR240360912287F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67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9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9T21:24:00Z</meta:creation-date>
    <dc:date>2024-07-29T21:2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417" meta:character-count="2667" meta:row-count="18" meta:non-whitespace-character-count="2255"/>
  </office:meta>
</office:document-meta>
</file>